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fo:margin-top="0.1945in" fo:margin-bottom="0in" fo:text-align="center" style:justify-single-word="false"/>
    </style:style>
    <style:style style:name="P2" style:family="paragraph" style:parent-style-name="Normal_20__28_Web_29_">
      <style:paragraph-properties fo:margin-top="0.1945in" fo:margin-bottom="0in" fo:line-height="200%"/>
    </style:style>
    <style:style style:name="P3" style:family="paragraph" style:parent-style-name="Normal_20__28_Web_29_">
      <style:paragraph-properties fo:margin-top="0.1945in" fo:margin-bottom="0in" fo:line-height="200%" fo:text-align="end" style:justify-single-word="false"/>
    </style:style>
    <style:style style:name="P4"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Normal_20__28_Web_29_">
      <style:paragraph-properties fo:margin-left="2.6299in" fo:margin-right="0in" fo:margin-top="0.1945in" fo:margin-bottom="0in" fo:text-indent="0in" style:auto-text-indent="false"/>
    </style:style>
    <style:style style:name="P6" style:family="paragraph" style:parent-style-name="Normal_20__28_Web_29_">
      <style:paragraph-properties fo:margin-left="2.6299in" fo:margin-right="0in" fo:margin-top="0in" fo:margin-bottom="0in" fo:text-indent="0in" style:auto-text-indent="false"/>
    </style:style>
    <style:style style:name="P7" style:family="paragraph" style:parent-style-name="Normal_20__28_Web_29_">
      <style:paragraph-properties fo:margin-top="0in" fo:margin-bottom="0in" fo:text-align="start" style:justify-single-word="false"/>
    </style:style>
    <style:style style:name="P8" style:family="paragraph" style:parent-style-name="Normal_20__28_Web_29_">
      <style:paragraph-properties fo:margin-top="0in" fo:margin-bottom="0in" fo:text-align="center" style:justify-single-word="false"/>
      <style:text-properties style:font-name="Arial Black" fo:font-size="18pt" style:font-size-asian="18pt" style:font-size-complex="18pt"/>
    </style:style>
    <style:style style:name="P9" style:family="paragraph" style:parent-style-name="Normal_20__28_Web_29_">
      <style:paragraph-properties fo:margin-top="0in" fo:margin-bottom="0in" fo:text-align="start" style:justify-single-word="false"/>
      <style:text-properties style:font-name="Times New Roman" fo:font-size="12pt" style:font-size-asian="12pt" style:font-size-complex="12pt"/>
    </style:style>
    <style:style style:name="P10" style:family="paragraph" style:parent-style-name="Normal_20__28_Web_29_">
      <style:paragraph-properties fo:margin-top="0in" fo:margin-bottom="0in" fo:text-align="start" style:justify-single-word="false"/>
      <style:text-properties style:font-name="Times New Roman" fo:font-size="18pt" style:text-underline-style="none" fo:font-weight="bold" style:font-size-asian="18pt" style:font-weight-asian="bold" style:font-size-complex="18pt" style:font-weight-complex="bold"/>
    </style:style>
    <style:style style:name="P11" style:family="paragraph" style:parent-style-name="Normal_20__28_Web_29_">
      <style:paragraph-properties fo:margin-top="0in" fo:margin-bottom="0in" fo:text-align="start" style:justify-single-word="false"/>
      <style:text-properties style:font-name="Arial" fo:font-size="16pt" fo:font-weight="bold" style:font-size-asian="16pt" style:font-weight-asian="bold" style:font-size-complex="16pt" style:font-weight-complex="bold"/>
    </style:style>
    <style:style style:name="P12" style:family="paragraph" style:parent-style-name="Normal_20__28_Web_29_">
      <style:paragraph-properties fo:margin-top="0in" fo:margin-bottom="0in" fo:text-align="start" style:justify-single-word="false"/>
      <style:text-properties style:font-name="Arial" fo:font-size="18pt" fo:font-weight="bold" style:font-size-asian="18pt" style:font-weight-asian="bold" style:font-size-complex="18pt" style:font-weight-complex="bold"/>
    </style:style>
    <style:style style:name="P13" style:family="paragraph" style:parent-style-name="Normal_20__28_Web_29_">
      <style:paragraph-properties fo:margin-top="0in" fo:margin-bottom="0in" fo:text-align="center" style:justify-single-word="false" fo:break-before="page"/>
    </style:style>
    <style:style style:name="P14"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style>
    <style:style style:name="P15"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fo:font-size="14pt" style:font-size-asian="14pt" style:font-size-complex="14pt"/>
    </style:style>
    <style:style style:name="P16" style:family="paragraph" style:parent-style-name="Text_20_body">
      <style:paragraph-properties fo:margin-left="3.0626in" fo:margin-right="0in" fo:margin-top="0in" fo:margin-bottom="0in" fo:text-indent="0in" style:auto-text-indent="false"/>
      <style:text-properties style:font-name="Times New Roman" fo:font-size="12pt" style:font-size-asian="12pt" style:font-size-complex="12pt"/>
    </style:style>
    <style:style style:name="P17" style:family="paragraph" style:parent-style-name="Text_20_body">
      <style:paragraph-properties fo:line-height="150%"/>
      <style:text-properties style:font-name="Times New Roman" fo:font-size="12pt" style:font-size-asian="12pt" style:font-size-complex="12pt"/>
    </style:style>
    <style:style style:name="P18"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19" style:family="paragraph" style:parent-style-name="Text_20_body">
      <style:paragraph-properties fo:line-height="200%"/>
      <style:text-properties style:font-name="Times New Roman" fo:font-size="12pt" style:font-size-asian="12pt" style:font-size-complex="12pt"/>
    </style:style>
    <style:style style:name="P20"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21"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22" style:family="paragraph" style:parent-style-name="Text_20_body">
      <style:paragraph-properties fo:line-height="150%" fo:text-align="center" style:justify-single-word="false" fo:break-before="page"/>
      <style:text-properties style:font-name="Times New Roman" fo:font-size="12pt" fo:font-weight="bold" style:font-size-asian="12pt" style:font-size-complex="12pt"/>
    </style:style>
    <style:style style:name="P23" style:family="paragraph" style:parent-style-name="Text_20_body">
      <style:paragraph-properties fo:margin-left="0.5in" fo:margin-right="0in" fo:line-height="150%" fo:text-indent="0in" style:auto-text-indent="false"/>
      <style:text-properties style:font-name="Times New Roman" fo:font-size="12pt" style:font-size-asian="12pt" style:font-size-complex="12pt"/>
    </style:style>
    <style:style style:name="P24" style:family="paragraph" style:parent-style-name="Normal_20__28_Web_29_" style:master-page-name="Standard">
      <style:paragraph-properties fo:margin-top="0in" fo:margin-bottom="0in" fo:text-align="center" style:justify-single-word="false" style:page-number="auto"/>
      <style:text-properties style:font-name="Arial" fo:font-size="18pt" fo:font-weight="bold" style:font-size-asian="18pt" style:font-weight-asian="bold" style:font-size-complex="18pt" style:font-weight-complex="bold"/>
    </style:style>
    <style:style style:name="P25" style:family="paragraph" style:parent-style-name="Normal_20__28_Web_29_" style:list-style-name="L1">
      <style:paragraph-properties fo:margin-top="0in" fo:margin-bottom="0in" fo:text-align="start" style:justify-single-word="false"/>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3" style:family="text">
      <style:text-properties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Welcome to WyomingRegisteredAgent.com</text:p>
      <text:p text:style-name="P8"/>
      <text:p text:style-name="P9">Thank you for your recent purchase. In this package you will find</text:p>
      <text:p text:style-name="P9"/>
      <text:list xml:id="list40138889" text:style-name="L1">
        <text:list-item>
          <text:p text:style-name="P25"><text:span text:style-name="T2">Your original Articles of Incorporation.</text:span><text:span text:style-name="T1"> These are the filed and approved documents from the Wyoming Secretary of State which should be kept in a safe place with your other corporate documents.</text:span></text:p>
        </text:list-item>
        <text:list-item>
          <text:p text:style-name="P25"><text:span text:style-name="T2">Resignation of Incorporator.</text:span><text:span text:style-name="T1"> Since we signed your Articles of Incorporation as the incorporator, this document shows we are no longer acting on behalf of your company, and that you are the new director of the corporation.</text:span></text:p>
        </text:list-item>
      </text:list>
      <text:p text:style-name="P10"/>
      <text:p text:style-name="P11">How To Manage Your Account Online</text:p>
      <text:p text:style-name="P9"/>
      <text:p text:style-name="P9">You can manage your account online in order to keep up to date on the status of your corporation, find out when annual reports are due, make changes to your mailing address, or access a library of over 1000 corporate resolutions.</text:p>
      <text:p text:style-name="P9"/>
      <text:p text:style-name="P14"><text:a xlink:type="simple" xlink:href="http://my.wyomingregisteredagent.com/"><text:span text:style-name="T3">http://my.wyomingregisteredagent.com</text:span></text:a></text:p>
      <text:p text:style-name="P15">User Name: [onshow.username]</text:p>
      <text:p text:style-name="P15">Password: [onshow.password]</text:p>
      <text:p text:style-name="P12"/>
      <text:p text:style-name="P11">When Your Annual Report is Due</text:p>
      <text:p text:style-name="P7"/>
      <text:p text:style-name="P7">Your annual report is due on the first day of the month of incorporation every year. WyomingRegisteredAgent.com will send you notification by both mail and email approximately 45 days before your annual report is due every year.</text:p>
      <text:p text:style-name="P12"/>
      <text:p text:style-name="P11">Questions and Support</text:p>
      <text:p text:style-name="P7"/>
      <text:p text:style-name="P7">If you have any problems or questions, please feel free to contact us:</text:p>
      <text:p text:style-name="P7"/>
      <text:p text:style-name="P14"><text:a xlink:type="simple" xlink:href="http://my.wyomingregisteredagent.com/"><text:span text:style-name="T3">http://support.wyomingregisteredagent.com</text:span></text:a></text:p>
      <text:p text:style-name="P15">Email: <text:a xlink:type="simple" xlink:href="mailto:support@wyomingregisteredagent.com">support@wyomingregisteredagent.com</text:a></text:p>
      <text:p text:style-name="P15">Phone: (307) 637-5151</text:p>
      <text:p text:style-name="P13"/>
      <text:p text:style-name="P1"/>
      <text:p text:style-name="P1"/>
      <text:p text:style-name="P4">RESIGNATION OF INCORPORATOR</text:p>
      <text:p text:style-name="P2"/>
      <text:p text:style-name="P2">I, Keith T. Vogt, on behalf of WyomingRegisteredAgent.com, Inc. do hereby resign as incorporator of <text:bookmark text:name="CompanyName"/>[onshow.company_name], a Wyoming corporation, effective this <text:date style:data-style-name="N76" text:date-value="2010-11-17T20:03:39.02">November 17, 2010</text:date>.</text:p>
      <text:p text:style-name="P3"/>
      <text:p text:style-name="P5"/>
      <text:p text:style-name="P6">By: ___________________________________</text:p>
      <text:p text:style-name="P6">Name: Keith T. Vogt</text:p>
      <text:p text:style-name="P6">Title: President</text:p>
      <text:p text:style-name="P6">Company: WyomingRegisteredAgent.com, Inc.</text:p>
      <text:p text:style-name="P5"/>
      <text:p text:style-name="P22">Resolution Of INCORPORATOR<text:line-break/>TO APPOINT DIRECTORS for</text:p>
      <text:p text:style-name="P18"> </text:p>
      <text:p text:style-name="P21">[onshow.company_name]</text:p>
      <text:p text:style-name="P18">A Wyoming Corporation (hereafter “corporation”)</text:p>
      <text:p text:style-name="P18"> </text:p>
      <text:p text:style-name="P17">The Incorporator of the above named corporation hereby appoints the following people to the Board of Directors of the corporation:</text:p>
      <text:p text:style-name="P23">[onshow.new_director]</text:p>
      <text:p text:style-name="P17">  </text:p>
      <text:p text:style-name="P19">Adopted and resolved by the Incorporator of the corporation this <text:date style:data-style-name="N76" text:date-value="2010-11-17T20:03:39.02">November 17, 2010</text:date>.</text:p>
      <text:p text:style-name="P20"> </text:p>
      <text:p text:style-name="P16">________________________________________<text:line-break/>Keith T. Vogt, President</text:p>
      <text:p text:style-name="P16">WyomingRegisteredAgent.com, Inc.</text:p>
      <text:p text:style-name="P16">Incorporator</text:p>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7:00</meta:creation-date>
    <dc:creator>Keith Vogt</dc:creator>
    <dc:date>2010-11-17T20:03:38.99</dc:date>
    <meta:print-date>2009-08-03T13:31:00</meta:print-date>
    <meta:editing-cycles>9</meta:editing-cycles>
    <meta:editing-duration>PT01H02M09S</meta:editing-duration>
    <meta:generator>OpenOffice.org/3.2$Win32 OpenOffice.org_project/320m18$Build-9502</meta:generator>
    <meta:document-statistic meta:table-count="0" meta:image-count="0" meta:object-count="0" meta:page-count="3" meta:paragraph-count="35" meta:word-count="296" meta:character-count="2111"/>
  </office:meta>
</office:document-meta>
</file>